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a8c5c" officeooo:paragraph-rsid="000a8c5c" style:font-size-asian="15pt" style:font-size-complex="15pt"/>
    </style:style>
    <style:style style:name="P2" style:family="paragraph" style:parent-style-name="Preformatted_20_Text">
      <style:paragraph-properties fo:break-before="page"/>
      <style:text-properties fo:font-size="15pt" officeooo:rsid="000a8c5c" officeooo:paragraph-rsid="000a8c5c" style:font-size-asian="15pt" style:font-size-complex="15pt"/>
    </style:style>
    <style:style style:name="P3" style:family="paragraph" style:parent-style-name="Footer">
      <style:text-properties officeooo:rsid="000a8c5c" officeooo:paragraph-rsid="000a8c5c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358 閣行一擺彼條故鄉的路</text:p>
        <text:p text:style-name="P1"/>
        <text:p text:style-name="P1">閣行一擺彼條故鄉的路 </text:p>
        <text:p text:style-name="P1">Koh kiânn tsi̍t pái hit tiâu kòo-hiong ê lōo</text:p>
        <text:p text:style-name="P1"/>
        <text:p text:style-name="P1"/>
        <text:p text:style-name="P1"/>
        <text:p text:style-name="P1">自三冬前，</text:p>
        <text:p text:style-name="P1">Tsū sann tang tsîng, </text:p>
        <text:p text:style-name="P1"/>
        <text:p text:style-name="P1">阿爸過身了後，</text:p>
        <text:p text:style-name="P1">a-pah kuè-sin liáu-āu, </text:p>
        <text:p text:style-name="P1"/>
        <text:p text:style-name="P1">就賰阿母家己一个人，</text:p>
        <text:p text:style-name="P1">tō tshun a-bú ka-kī tsi̍t ê lâng, </text:p>
        <text:p text:style-name="P1"/>
        <text:p text:style-name="P1">蹛佇庄跤的舊厝。</text:p>
        <text:p text:style-name="P1">tuà tī tsng-kha ê kū-tshù. </text:p>
        <text:p text:style-name="P1"/>
        <text:p text:style-name="P1">幾若擺，</text:p>
        <text:p text:style-name="P1">Kuí-nā pái, </text:p>
        <text:p text:style-name="P1"/>
        <text:p text:style-name="P1">阮姑情伊來市內做伙蹛，</text:p>
        <text:p text:style-name="P1">guán koo-tsiânn i lâi tshī-lāi tsò-hué tuà, </text:p>
        <text:p text:style-name="P1"/>
        <text:p text:style-name="P1">較有伴，</text:p>
        <text:p text:style-name="P1">khah ū phuānn,</text:p>
        <text:p text:style-name="P1"/>
        <text:p text:style-name="P1">咱嘛才會安心。</text:p>
        <text:p text:style-name="P1">lán mā tsiah ē an-sim. </text:p>
        <text:p text:style-name="P1"/>
        <text:p text:style-name="P1">毋過，</text:p>
        <text:p text:style-name="P1">M̄-koh, </text:p>
        <text:p text:style-name="P1"/>
        <text:p text:style-name="P1">逐遍攏無超過一禮拜，</text:p>
        <text:p text:style-name="P1">ta̍k piàn lóng bô tshiau-kuè tsi̍t lé-pài, </text:p>
        <text:p text:style-name="P1"/>
        <text:p text:style-name="P1">伊就吵欲倒轉去矣。</text:p>
        <text:p text:style-name="P1">i tō tshá beh tò-tńg--khì --ah.</text:p>
        <text:p text:style-name="P1"/>
        <text:p text:style-name="P1"/>
        <text:p text:style-name="P1"/>
        <text:p text:style-name="P1"/>
        <text:p text:style-name="P1">伊若毋是講：</text:p>
        <text:p text:style-name="P1">I nā m̄ sī kóng: </text:p>
        <text:p text:style-name="P1"/>
        <text:p text:style-name="P1">我這隻青盲牛，</text:p>
        <text:p text:style-name="P1">guá tsit tsiah tshenn-mê-gû, </text:p>
        <text:p text:style-name="P1"/>
        <text:p text:style-name="P1">毋捌字毋捌墨，</text:p>
        <text:p text:style-name="P1">m̄ bat jī m̄ bat ba̍k, </text:p>
        <text:p text:style-name="P1"/>
        <text:p text:style-name="P1">毋敢出去烏白行，</text:p>
        <text:p text:style-name="P1">m̄ kánn tshut-khì oo-pe̍h kiânn, </text:p>
        <text:p text:style-name="P1"/>
        <text:p text:style-name="P1">驚予無去。</text:p>
        <text:p text:style-name="P1">kiann hōo bô--khì. </text:p>
        <text:p text:style-name="P1"/>
        <text:p text:style-name="P1"/>
        <text:p text:style-name="P2">厝邊頭尾又閣無熟無似，</text:p>
        <text:p text:style-name="P1">Tshù-pinn-thâu-bué iū-koh bô si̍k bô sāi, </text:p>
        <text:p text:style-name="P1"/>
        <text:p text:style-name="P1">不時門仔戶仔關牢牢，</text:p>
        <text:p text:style-name="P1">put-sî mn̂g-á hōo-á kuainn tiâu-tiâu, </text:p>
        <text:p text:style-name="P1"/>
        <text:p text:style-name="P1">無人通開講，</text:p>
        <text:p text:style-name="P1">bô lâng thang khai-káng, </text:p>
        <text:p text:style-name="P1"/>
        <text:p text:style-name="P1">規工屈咧厝內底，</text:p>
        <text:p text:style-name="P1">kui kang khut teh tshù lāi-té, </text:p>
        <text:p text:style-name="P1"/>
        <text:p text:style-name="P1">袂輸籠仔內的犯人咧，</text:p>
        <text:p text:style-name="P1">bē-su láng-á lāi ê huān-lâng --leh, </text:p>
        <text:p text:style-name="P1"/>
        <text:p text:style-name="P1">我蹛袂慣勢啦﹗</text:p>
        <text:p text:style-name="P1">guá tuà bē kuàn-sì --lah!</text:p>
        <text:p text:style-name="P1"/>
        <text:p text:style-name="P1"/>
        <text:p text:style-name="P1"/>
        <text:p text:style-name="P1"/>
        <text:p text:style-name="P1">伊講的嘛是有理，</text:p>
        <text:p text:style-name="P1">I kóng--ê mā sī ū lí, </text:p>
        <text:p text:style-name="P1"/>
        <text:p text:style-name="P1">幾十冬來一直蹛佇庄跤，</text:p>
        <text:p text:style-name="P1">kuí tsa̍p tang lâi it-ti̍t tuà tī tsng-kha, </text:p>
        <text:p text:style-name="P1"/>
        <text:p text:style-name="P1">佮都市比起來，</text:p>
        <text:p text:style-name="P1">kah too-tshī pí--khí-lâi, </text:p>
        <text:p text:style-name="P1"/>
        <text:p text:style-name="P1">確實較有伴通好話仙。</text:p>
        <text:p text:style-name="P1">khak-si̍t khah ū phuānn thang hó uē-sian.</text:p>
        <text:p text:style-name="P1"/>
        <text:p text:style-name="P1"/>
        <text:p text:style-name="P1"/>
        <text:p text:style-name="P1"/>
        <text:p text:style-name="P1">無就是講：</text:p>
        <text:p text:style-name="P1">Bô tō sī kóng: </text:p>
        <text:p text:style-name="P1"/>
        <text:p text:style-name="P1">放一間厝遐大間，</text:p>
        <text:p text:style-name="P1">pàng tsi̍t king tshù hiah tuā king, </text:p>
        <text:p text:style-name="P1"/>
        <text:p text:style-name="P1">空lo-lo無人蹛，</text:p>
        <text:p text:style-name="P1">khang-lo-lo bô lâng tuà, </text:p>
        <text:p text:style-name="P1"/>
        <text:p text:style-name="P1">會緊歹去。</text:p>
        <text:p text:style-name="P1">ē kín pháinn--khì. </text:p>
        <text:p text:style-name="P1"/>
        <text:p text:style-name="P1">猶有，</text:p>
        <text:p text:style-name="P1">Iáu-ū, </text:p>
        <text:p text:style-name="P1"/>
        <text:p text:style-name="P1">大廳的神明、公媽，</text:p>
        <text:p text:style-name="P1">tuā-thiann ê sîn-bîng, kong-má, </text:p>
        <text:p text:style-name="P1"/>
        <text:p text:style-name="P1">初一、十五，</text:p>
        <text:p text:style-name="P1">tshe-it, tsa̍p-gōo, </text:p>
        <text:p text:style-name="P1"/>
        <text:p text:style-name="P1">無人燒香點火，</text:p>
        <text:p text:style-name="P1">bô lâng sio-hiunn tiám-hué, </text:p>
        <text:p text:style-name="P1"/>
        <text:p text:style-name="P1">按呢袂使得呢！</text:p>
        <text:p text:style-name="P1">án-ne bē-sái-tit --neh!</text:p>
        <text:p text:style-name="P1"/>
        <text:p text:style-name="P1"/>
        <text:p text:style-name="P1"/>
        <text:p text:style-name="P1"/>
        <text:p text:style-name="P1"/>
        <text:p text:style-name="P2">咱嘛知影伊在來特別信神、敬祖，</text:p>
        <text:p text:style-name="P1">Lán mā tsai-iánn i tsāi-lâi ti̍k-pia̍t sìn sîn, kìng tsóo,</text:p>
        <text:p text:style-name="P1"/>
        <text:p text:style-name="P1">怎敢閣佮伊相諍。</text:p>
        <text:p text:style-name="P1">tsuánn kánn koh kah i sio-tsènn.</text:p>
        <text:p text:style-name="P1"/>
        <text:p text:style-name="P1"/>
        <text:p text:style-name="P1"/>
        <text:p text:style-name="P1"/>
        <text:p text:style-name="P1">橫直，</text:p>
        <text:p text:style-name="P1">Huâinn-ti̍t, </text:p>
        <text:p text:style-name="P1"/>
        <text:p text:style-name="P1">無論按怎講，</text:p>
        <text:p text:style-name="P1">bô-lūn án-tsuánn kóng, </text:p>
        <text:p text:style-name="P1"/>
        <text:p text:style-name="P1">伊攏有理由，</text:p>
        <text:p text:style-name="P1">i lóng ū lí-iû,</text:p>
        <text:p text:style-name="P1"/>
        <text:p text:style-name="P1">咱做人序細的，</text:p>
        <text:p text:style-name="P1">lán tsò lâng sī-sè --ê, </text:p>
        <text:p text:style-name="P1"/>
        <text:p text:style-name="P1">嘛毋敢傷過共勉強。</text:p>
        <text:p text:style-name="P1">mā m̄ kánn siunn kuè kā bián-kióng.</text:p>
        <text:p text:style-name="P1"/>
        <text:p text:style-name="P1"/>
        <text:p text:style-name="P1"/>
        <text:p text:style-name="P1">不而過，</text:p>
        <text:p text:style-name="P1">Put-jî-kò, </text:p>
        <text:p text:style-name="P1"/>
        <text:p text:style-name="P1">予伊一个八十歲有心臟病的老大人，</text:p>
        <text:p text:style-name="P1">hōo i tsi̍t ê peh-tsa̍p huè ū sim-tsōng-pēnn ê lāu-tuā-lâng,</text:p>
        <text:p text:style-name="P1"/>
        <text:p text:style-name="P1">家己佇厝裡，</text:p>
        <text:p text:style-name="P1">ka-kī tī tshù--lí, </text:p>
        <text:p text:style-name="P1"/>
        <text:p text:style-name="P1">閣按怎講，</text:p>
        <text:p text:style-name="P1">koh án-tsuánn kóng, </text:p>
        <text:p text:style-name="P1"/>
        <text:p text:style-name="P1">咱猶是放袂落心。</text:p>
        <text:p text:style-name="P1">lán iáu sī pàng bē lo̍h sim. </text:p>
        <text:p text:style-name="P1"/>
        <text:p text:style-name="P1">所以，</text:p>
        <text:p text:style-name="P1">Sóo-í, </text:p>
        <text:p text:style-name="P1"/>
        <text:p text:style-name="P1">除了搪著歇假，</text:p>
        <text:p text:style-name="P1">tû-liáu tn̄g-tio̍h hioh-ká, </text:p>
        <text:p text:style-name="P1"/>
        <text:p text:style-name="P1">倒轉去看伊以外，</text:p>
        <text:p text:style-name="P1">tó-tńg-khì khuànn i í-guā, </text:p>
        <text:p text:style-name="P1"/>
        <text:p text:style-name="P1">我攏會固定佇逐工暗頓食飽，</text:p>
        <text:p text:style-name="P1">guá lóng ē kòo-tīng tī ta̍k kang àm-tǹg tsia̍h-pá, </text:p>
        <text:p text:style-name="P1"/>
        <text:p text:style-name="P1">過一睏時仔，</text:p>
        <text:p text:style-name="P1">kuè tsi̍t-khùn-sî-á, </text:p>
        <text:p text:style-name="P1"/>
        <text:p text:style-name="P1">敲電話予伊，</text:p>
        <text:p text:style-name="P1">khà tiān-uē hōo --i, </text:p>
        <text:p text:style-name="P1"/>
        <text:p text:style-name="P1">講幾句仔話，</text:p>
        <text:p text:style-name="P1">kóng kuí-kù-á uē, </text:p>
        <text:p text:style-name="P1"/>
        <text:p text:style-name="P1">確定伊平安無代誌。</text:p>
        <text:p text:style-name="P1">khak-tīng i pîng-an bô tāi-tsì. </text:p>
        <text:p text:style-name="P1"/>
        <text:p text:style-name="P1"/>
        <text:p text:style-name="P2">這个時間，</text:p>
        <text:p text:style-name="P1">Tsit ê sî-kan, </text:p>
        <text:p text:style-name="P1"/>
        <text:p text:style-name="P1">伊攏袂出門，</text:p>
        <text:p text:style-name="P1">i lóng bē tshut-mn̂g,</text:p>
        <text:p text:style-name="P1"/>
        <text:p text:style-name="P1">準時佇客廳咧等候民視阿凱主播的暗時臺語新聞；</text:p>
        <text:p text:style-name="P1">tsún-sî tī kheh-thiann teh tán-hāu Bîn-sī A-khái tsú-pòo ê àm-sî Tâi-gí sin-bûn; </text:p>
        <text:p text:style-name="P1"/>
        <text:p text:style-name="P1">紲落去，</text:p>
        <text:p text:style-name="P1">suà--lo̍h-khì, </text:p>
        <text:p text:style-name="P1"/>
        <text:p text:style-name="P1">閣繼續收看八點檔的臺語連續劇。</text:p>
        <text:p text:style-name="P1">koh kè-sio̍k siu-khuànn peh-tiám-tóng ê Tâi-gí liân-sio̍k-kio̍k.</text:p>
        <text:p text:style-name="P1"/>
        <text:p text:style-name="P1"/>
        <text:p text:style-name="P1"/>
        <text:p text:style-name="P1"/>
        <text:p text:style-name="P1">彼工，</text:p>
        <text:p text:style-name="P1">Hit kang, </text:p>
        <text:p text:style-name="P1"/>
        <text:p text:style-name="P1">佮平常時仔仝款，</text:p>
        <text:p text:style-name="P1">kah pîng-siông-sî-á kāng-khuán, </text:p>
        <text:p text:style-name="P1"/>
        <text:p text:style-name="P1">我敲電話轉去，</text:p>
        <text:p text:style-name="P1">guá khà tiān-uē tńg--khì, </text:p>
        <text:p text:style-name="P1"/>
        <text:p text:style-name="P1">鈃規晡久，</text:p>
        <text:p text:style-name="P1">giang kui poo kú, </text:p>
        <text:p text:style-name="P1"/>
        <text:p text:style-name="P1">攏無人接。</text:p>
        <text:p text:style-name="P1">lóng bô lâng tsiap. </text:p>
        <text:p text:style-name="P1"/>
        <text:p text:style-name="P1">敢會拄好去便所？</text:p>
        <text:p text:style-name="P1">Kám ē tú-hó khì piān-sóo? </text:p>
        <text:p text:style-name="P1"/>
        <text:p text:style-name="P1">隔連鞭仔閣再敲，</text:p>
        <text:p text:style-name="P1">Keh liâm-mi-á koh-tsài khà, </text:p>
        <text:p text:style-name="P1"/>
        <text:p text:style-name="P1">仝款是無人接。</text:p>
        <text:p text:style-name="P1">kāng-khuán sī bô lâng tsiap. </text:p>
        <text:p text:style-name="P1"/>
        <text:p text:style-name="P1">無定出去摒糞埽？</text:p>
        <text:p text:style-name="P1">Bô-tiānn tshut-khì piànn pùn-sò? </text:p>
        <text:p text:style-name="P1"/>
        <text:p text:style-name="P1">過半點鐘後閣再敲一擺，</text:p>
        <text:p text:style-name="P1">Kuè puànn tiám-tsing āu koh-tsài khà tsi̍t pái, </text:p>
        <text:p text:style-name="P1"/>
        <text:p text:style-name="P1">猶原是無人接﹗</text:p>
        <text:p text:style-name="P1">iu-guân sī bô lâng tsiap! </text:p>
        <text:p text:style-name="P1"/>
        <text:p text:style-name="P1">哪會這个時陣無佇厝裡？</text:p>
        <text:p text:style-name="P1">Ná ē tsit ê sî-tsūn bô tī tshù--lí? </text:p>
        <text:p text:style-name="P1"/>
        <text:p text:style-name="P1">我愈想愈無妥當，</text:p>
        <text:p text:style-name="P1">Guá jú siūnn jú bô thò-tòng, </text:p>
        <text:p text:style-name="P1"/>
        <text:p text:style-name="P1">趕緊換敲電話予厝邊的阿月姊，</text:p>
        <text:p text:style-name="P1">kuánn-kín uānn khà tiān-uē hōo tshù-pinn ê A-gua̍t-tsí, </text:p>
        <text:p text:style-name="P1"/>
        <text:p text:style-name="P1">麻煩伊去阮兜共我探看覓一下。</text:p>
        <text:p text:style-name="P1">mâ-huân i khì guán tau kā guá thàm khuànn-māi --tsi̍t-ē.</text:p>
        <text:p text:style-name="P1"/>
        <text:p text:style-name="P1"><text:soft-page-break/></text:p>
        <text:p text:style-name="P1"/>
        <text:p text:style-name="P1"/>
        <text:p text:style-name="P1">無偌久，</text:p>
        <text:p text:style-name="P1">Bô-guā-kú, </text:p>
        <text:p text:style-name="P1"/>
        <text:p text:style-name="P1">阿月姊隨回電話予我，</text:p>
        <text:p text:style-name="P1">A-gua̍t-tsí suî huê tiān-uē hōo --guá, </text:p>
        <text:p text:style-name="P1"/>
        <text:p text:style-name="P1">伊講：</text:p>
        <text:p text:style-name="P1">i kóng: </text:p>
        <text:p text:style-name="P1"/>
        <text:p text:style-name="P1">恁兜的電火無開，</text:p>
        <text:p text:style-name="P1">lín tau ê tiān-hué bô khui, </text:p>
        <text:p text:style-name="P1"/>
        <text:p text:style-name="P1">大門嘛鎖牢咧，</text:p>
        <text:p text:style-name="P1">tuā-mn̂g mā só tiâu --leh, </text:p>
        <text:p text:style-name="P1"/>
        <text:p text:style-name="P1">我咻幾若聲，</text:p>
        <text:p text:style-name="P1">guá hiu kuí-nā siann, </text:p>
        <text:p text:style-name="P1"/>
        <text:p text:style-name="P1">攏無人來開門，</text:p>
        <text:p text:style-name="P1">lóng bô lâng lâi khui-mn̂g, </text:p>
        <text:p text:style-name="P1"/>
        <text:p text:style-name="P1">嘛無人咧應聲。</text:p>
        <text:p text:style-name="P1">mā bô lâng teh ìn-siann.</text:p>
        <text:p text:style-name="P1"/>
        <text:p text:style-name="P1"/>
        <text:p text:style-name="P1"/>
        <text:p text:style-name="P1"/>
        <text:p text:style-name="P1">今害啦﹗</text:p>
        <text:p text:style-name="P1">Tann hāi --lah! </text:p>
        <text:p text:style-name="P1"/>
        <text:p text:style-name="P1">敢會出代誌矣？</text:p>
        <text:p text:style-name="P1">Kám ē tshut tāi-tsì --ah? </text:p>
        <text:p text:style-name="P1"/>
        <text:p text:style-name="P1"/>
        <text:p text:style-name="P1"/>
        <text:p text:style-name="P1">普通時，</text:p>
        <text:p text:style-name="P1">Phóo-thong-sî, </text:p>
        <text:p text:style-name="P1"/>
        <text:p text:style-name="P1">阿母攏連續劇看煞，</text:p>
        <text:p text:style-name="P1">a-bú lóng liân-sio̍k-kio̍k khuànn suah, </text:p>
        <text:p text:style-name="P1"/>
        <text:p text:style-name="P1">差不多十點彼个跤兜，</text:p>
        <text:p text:style-name="P1">tsha-put-to tsa̍p tiám hit ê kha-tau, </text:p>
        <text:p text:style-name="P1"/>
        <text:p text:style-name="P1">才會關火、鎖門去睏，</text:p>
        <text:p text:style-name="P1">tsiah ē kuainn hué, só mn̂g khì khùn, </text:p>
        <text:p text:style-name="P1"/>
        <text:p text:style-name="P1">這時猶未七點咧，</text:p>
        <text:p text:style-name="P1">tsit-sî iáu-buē tshit tiám --leh, </text:p>
        <text:p text:style-name="P1"/>
        <text:p text:style-name="P1">哪會無聲無說無看見人？</text:p>
        <text:p text:style-name="P1">ná ē bô-siann-bô-sueh bô khuànn-kìnn lâng?</text:p>
        <text:p text:style-name="P1"/>
        <text:p text:style-name="P1">敢是人無爽快先去睏，</text:p>
        <text:p text:style-name="P1">Kám sī lâng bô sóng-khuài sing khì khùn, </text:p>
        <text:p text:style-name="P1"/>
        <text:p text:style-name="P1">抑是根本無佇厝裡？</text:p>
        <text:p text:style-name="P1">ia̍h-sī kin-pún bô tī tshù--lí?</text:p>
        <text:p text:style-name="P1"/>
        <text:p text:style-name="P1"/>
        <text:p text:style-name="P2">我雄雄想起舊年過年前，</text:p>
        <text:p text:style-name="P1">Guá hiông-hiông siūnn-khí kū-nî kuè-nî tsîng, </text:p>
        <text:p text:style-name="P1"/>
        <text:p text:style-name="P1">阿母因為無閒咧款物件，</text:p>
        <text:p text:style-name="P1">a-bú in-uī bô-îng teh khuán mi̍h-kiānn, </text:p>
        <text:p text:style-name="P1"/>
        <text:p text:style-name="P1">清房間，</text:p>
        <text:p text:style-name="P1">tshing pâng-king, </text:p>
        <text:p text:style-name="P1"/>
        <text:p text:style-name="P1">過度操勞，</text:p>
        <text:p text:style-name="P1">kuè-tōo tshau-lô, </text:p>
        <text:p text:style-name="P1"/>
        <text:p text:style-name="P1">血壓夯傷懸、心臟無爽快，</text:p>
        <text:p text:style-name="P1">hueh-ap giâ siunn kuân, sim-tsōng bô sóng-khuài, </text:p>
        <text:p text:style-name="P1"/>
        <text:p text:style-name="P1">半暝送去病院掛急診的往事……</text:p>
        <text:p text:style-name="P1">puànn-mê sàng khì pēnn-īnn kuà kip-tsín ê óng-sū...</text:p>
        <text:p text:style-name="P1"/>
        <text:p text:style-name="P1">我一路駛車對臺南市內拚轉去到庄跤舊厝。</text:p>
        <text:p text:style-name="P1">Guá tsi̍t-lōo sái-tshia uì Tâi-lâm tshī-lāi piànn tńg-khì kàu tsng-kha kū-tshù. </text:p>
        <text:p text:style-name="P1"/>
        <text:p text:style-name="P1">來到巷仔口，</text:p>
        <text:p text:style-name="P1">Lâi kàu hāng-á-kháu, </text:p>
        <text:p text:style-name="P1"/>
        <text:p text:style-name="P1">遠遠看著厝內客廳的電火光光，</text:p>
        <text:p text:style-name="P1">hn̄g-hn̄g khuànn-tio̍h tshù-lāi kheh-thiann ê tiān-hué kng-kng, </text:p>
        <text:p text:style-name="P1"/>
        <text:p text:style-name="P1">心肝頭才放輕鬆。</text:p>
        <text:p text:style-name="P1">sim-kuann-thâu tsiah pàng khin-sang.</text:p>
        <text:p text:style-name="P1"/>
        <text:p text:style-name="P1">原來，</text:p>
        <text:p text:style-name="P1">Guân-lâi, </text:p>
        <text:p text:style-name="P1"/>
        <text:p text:style-name="P1">今仔日中晝食飯飽，</text:p>
        <text:p text:style-name="P1">kin-á-ji̍t tiong-tàu tsia̍h pn̄g pá, </text:p>
        <text:p text:style-name="P1"/>
        <text:p text:style-name="P1">阿母敲電話去予阮三姑，</text:p>
        <text:p text:style-name="P1">a-bú khà tiān-uē khì hōo guán sann koo, </text:p>
        <text:p text:style-name="P1"/>
        <text:p text:style-name="P1">招伊年底廟裡王爺公做醮，</text:p>
        <text:p text:style-name="P1">tsio i nî-té biō--lí Ông-iâ-kong tsò-tsiò, </text:p>
        <text:p text:style-name="P1"/>
        <text:p text:style-name="P1">愛會記得倒轉來看鬧熱。</text:p>
        <text:p text:style-name="P1">ài ē-kì-tit tò-tńg--lâi khuànn lāu-jia̍t. </text:p>
        <text:p text:style-name="P1"/>
        <text:p text:style-name="P1">聽表兄阿宗仔講才知影，</text:p>
        <text:p text:style-name="P1">Thiann piáu-hiann A-tsong--á kóng tsiah tsai-iánn, </text:p>
        <text:p text:style-name="P1"/>
        <text:p text:style-name="P1">三姑幾工前，</text:p>
        <text:p text:style-name="P1">sann koo kuí kang tsîng, </text:p>
        <text:p text:style-name="P1"/>
        <text:p text:style-name="P1">無細膩佇浴間仔跋跋倒，</text:p>
        <text:p text:style-name="P1">bô-sè-jī tī i̍k-king-á pua̍h-pua̍h--tó, </text:p>
        <text:p text:style-name="P1"/>
        <text:p text:style-name="P1">腰脊骨去予斷斷去，</text:p>
        <text:p text:style-name="P1">io-tsiah-kut khì hōo tn̄g-tn̄g--khì, </text:p>
        <text:p text:style-name="P1"/>
        <text:p text:style-name="P1">現此時人送去佇奇美咧入院。</text:p>
        <text:p text:style-name="P1">hiān-tshú-sî lâng sàng khì tī Kî-bí teh ji̍p-īnn. </text:p>
        <text:p text:style-name="P1"/>
        <text:p text:style-name="P1"><text:soft-page-break/>本來想講，</text:p>
        <text:p text:style-name="P1">Pún-lâi siūnn-kóng, </text:p>
        <text:p text:style-name="P1"/>
        <text:p text:style-name="P1">等我若歇睏轉來，</text:p>
        <text:p text:style-name="P1">tán guá nā hioh-khùn tńg--lâi, </text:p>
        <text:p text:style-name="P1"/>
        <text:p text:style-name="P1">才載伊去共看一下。</text:p>
        <text:p text:style-name="P1">tsiah tsài i khì kā khuànn --tsi̍t-ē. </text:p>
        <text:p text:style-name="P1"/>
        <text:p text:style-name="P1">後來，</text:p>
        <text:p text:style-name="P1">Āu--lâi, </text:p>
        <text:p text:style-name="P1"/>
        <text:p text:style-name="P1">愈想愈袂放心，</text:p>
        <text:p text:style-name="P1">jú siūnn jú bē hòng-sim, </text:p>
        <text:p text:style-name="P1"/>
        <text:p text:style-name="P1">毋才臨時臨要吩咐表兄，</text:p>
        <text:p text:style-name="P1">m̄-tsiah lîm-sî-lîm-iàu huan-hù piáu-hiann, </text:p>
        <text:p text:style-name="P1"/>
        <text:p text:style-name="P1">若有欲去照顧三姑，</text:p>
        <text:p text:style-name="P1">nā ū beh khì tsiàu-kòo sann koo, </text:p>
        <text:p text:style-name="P1"/>
        <text:p text:style-name="P1">才順路斡入來載伊做伙去病院。</text:p>
        <text:p text:style-name="P1">tsiah sūn-lōo uat--ji̍p-lâi tsài i tsò-hué khì pēnn-īnn. </text:p>
        <text:p text:style-name="P1"/>
        <text:p text:style-name="P1">一時趕狂，</text:p>
        <text:p text:style-name="P1">Tsi̍t-sî kuánn-kông, </text:p>
        <text:p text:style-name="P1"/>
        <text:p text:style-name="P1">煞袂記咧先共我講一聲，</text:p>
        <text:p text:style-name="P1">suah bē kì leh sing kā guá kóng tsi̍t siann, </text:p>
        <text:p text:style-name="P1"/>
        <text:p text:style-name="P1">害我加走一逝路。</text:p>
        <text:p text:style-name="P1">hāi guá ke tsáu tsi̍t tsuā lōo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8c5c" officeooo:paragraph-rsid="000a8c5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358-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0T13:35:34.998091018</dc:date>
    <meta:editing-duration>PT3M1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7" meta:paragraph-count="252" meta:word-count="1678" meta:character-count="4826" meta:non-whitespace-character-count="4224"/>
  </office:meta>
</office:document-meta>
</file>